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1e4c" officeooo:paragraph-rsid="001d1e4c"/>
    </style:style>
    <style:style style:name="P2" style:family="paragraph" style:parent-style-name="Heading_20_1">
      <style:text-properties officeooo:rsid="00211267" officeooo:paragraph-rsid="00211267"/>
    </style:style>
    <style:style style:name="P3" style:family="paragraph" style:parent-style-name="Heading_20_1">
      <style:text-properties officeooo:rsid="0022b9fe" officeooo:paragraph-rsid="0022b9fe"/>
    </style:style>
    <style:style style:name="P4" style:family="paragraph" style:parent-style-name="Heading_20_1">
      <style:text-properties officeooo:paragraph-rsid="0022b9fe"/>
    </style:style>
    <style:style style:name="P5" style:family="paragraph" style:parent-style-name="Heading_20_1">
      <style:text-properties officeooo:rsid="0023af0c" officeooo:paragraph-rsid="0023af0c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18pt" officeooo:rsid="00266b1b" officeooo:paragraph-rsid="00266b1b" style:font-size-asian="15.75pt" style:font-size-complex="18pt"/>
    </style:style>
    <style:style style:name="P8" style:family="paragraph" style:parent-style-name="Text_20_body">
      <style:text-properties officeooo:rsid="002027f5" officeooo:paragraph-rsid="002027f5"/>
    </style:style>
    <style:style style:name="P9" style:family="paragraph" style:parent-style-name="Text_20_body">
      <style:text-properties fo:font-size="18pt" officeooo:rsid="00211267" officeooo:paragraph-rsid="00211267" style:font-size-asian="18pt" style:font-size-complex="18pt"/>
    </style:style>
    <style:style style:name="P10" style:family="paragraph" style:parent-style-name="Text_20_body">
      <style:text-properties fo:font-size="18pt" fo:language="pt" fo:country="BR" officeooo:rsid="0023af0c" officeooo:paragraph-rsid="0023af0c" style:font-size-asian="18pt" style:font-size-complex="18pt"/>
    </style:style>
    <style:style style:name="P11" style:family="paragraph" style:parent-style-name="Text_20_body">
      <style:text-properties officeooo:rsid="0023af0c" officeooo:paragraph-rsid="0023af0c"/>
    </style:style>
    <style:style style:name="P12" style:family="paragraph" style:parent-style-name="Text_20_body">
      <style:text-properties officeooo:paragraph-rsid="0023af0c"/>
    </style:style>
    <style:style style:name="P13" style:family="paragraph" style:parent-style-name="Text_20_body">
      <style:text-properties officeooo:paragraph-rsid="0025aa2a"/>
    </style:style>
    <style:style style:name="P14" style:family="paragraph" style:parent-style-name="Text_20_body">
      <style:text-properties officeooo:rsid="0025aa2a" officeooo:paragraph-rsid="0025aa2a"/>
    </style:style>
    <style:style style:name="P15" style:family="paragraph" style:parent-style-name="Text_20_body">
      <style:text-properties officeooo:rsid="00266b1b" officeooo:paragraph-rsid="00266b1b"/>
    </style:style>
    <style:style style:name="P16" style:family="paragraph" style:parent-style-name="Title">
      <style:text-properties officeooo:rsid="001d1e4c" officeooo:paragraph-rsid="001d1e4c"/>
    </style:style>
    <style:style style:name="P17" style:family="paragraph" style:parent-style-name="Title">
      <style:text-properties officeooo:rsid="0022b9fe" officeooo:paragraph-rsid="0022b9fe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1d1e4c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size="18pt" fo:font-weight="bold" officeooo:rsid="0023af0c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18pt" fo:font-weight="bold" officeooo:rsid="0025aa2a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style:font-name="Liberation Sans" fo:font-size="18pt" fo:font-weight="bold" officeooo:rsid="00266b1b" style:font-name-asian="Noto Sans CJK SC" style:font-size-asian="18pt" style:font-weight-asian="bold" style:font-name-complex="Lohit Devanagari1" style:font-size-complex="18pt" style:font-weight-complex="bold"/>
    </style:style>
    <style:style style:name="T6" style:family="text">
      <style:text-properties officeooo:rsid="0022b9fe"/>
    </style:style>
    <style:style style:name="T7" style:family="text">
      <style:text-properties officeooo:rsid="0023af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Operadores pt1</text:p>
      <text:h text:style-name="P1" text:outline-level="1">Aritmeticos:</text:h>
      <text:p text:style-name="P6">+, - , *, /, %(resto) 5%2=1 5/2= 2.2=4, 5-4=1 a conta para aqui, **=5 (ao quadrado).</text:p>
      <text:p text:style-name="P6"/>
      <text:p text:style-name="P6">Ordem de Precedência:</text:p>
      <text:p text:style-name="P6">(), **, *, /, % ,+.-</text:p>
      <text:h text:style-name="P1" text:outline-level="1">Atribuiç<text:span text:style-name="T1">ão:</text:span></text:h>
      <text:p text:style-name="P8"><text:span text:style-name="T2">V</text:span><text:span text:style-name="T1">ar n = 3</text:span></text:p>
      <text:p text:style-name="P6">n = n+4 <text:s/>(n+=4) forma simplificada, só pode ser usada se n recebe ele mesmo, tipo n = n / 4 ficaria n/=4. Se fosse n = x + 4 não poderia usar a simplificação.</text:p>
      <text:p text:style-name="P6"/>
      <text:h text:style-name="P2" text:outline-level="1">Encremento: ++ --</text:h>
      <text:p text:style-name="P9">++ = a variavel mais 1.</text:p>
      <text:p text:style-name="P9">Ex: var <text:s/>num = 10;</text:p>
      <text:p text:style-name="P9">num++ = 10;</text:p>
      <text:p text:style-name="P9">num = 11;</text:p>
      <text:p text:style-name="P9">++num = 11;</text:p>
      <text:p text:style-name="P9">Pre-encremento: Faz logo o que é pra ser feito;</text:p>
      <text:p text:style-name="P9">pós-encremento: Salva na variavel para depois mostrar o calculo;</text:p>
      <text:p text:style-name="P9"/>
      <text:p text:style-name="P17"><text:soft-page-break/>Operadores Pt2</text:p>
      <text:h text:style-name="P3" text:outline-level="1">Relacionais:</text:h>
      <text:h text:style-name="P4" text:outline-level="1"><text:span text:style-name="T7">5 </text:span>&gt; <text:span text:style-name="T7">2 <text:s/>true</text:span></text:h>
      <text:h text:style-name="P4" text:outline-level="1"><text:span text:style-name="T7">7 </text:span>&lt; <text:span text:style-name="T7">4 false</text:span></text:h>
      <text:h text:style-name="P4" text:outline-level="1"><text:span text:style-name="T7">8 </text:span>&gt;<text:span text:style-name="T6">= </text:span><text:span text:style-name="T7">8</text:span><text:span text:style-name="T6"> </text:span><text:span text:style-name="T7">true</text:span></text:h>
      <text:h text:style-name="P4" text:outline-level="1"><text:span text:style-name="T7">9 </text:span><text:span text:style-name="T6">&lt;= </text:span><text:span text:style-name="T7">7 false</text:span></text:h>
      <text:h text:style-name="P4" text:outline-level="1"><text:span text:style-name="T6"><text:s/></text:span><text:span text:style-name="T7">5 </text:span><text:span text:style-name="T6">== </text:span><text:span text:style-name="T7">5</text:span><text:span text:style-name="T6"> </text:span><text:span text:style-name="T7">true</text:span></text:h>
      <text:h text:style-name="P4" text:outline-level="1"><text:span text:style-name="T7">4 </text:span><text:span text:style-name="T6">!= </text:span><text:span text:style-name="T7">4 Diferente false</text:span></text:h>
      <text:p text:style-name="P10">Obs: Identidade, operador de identidade === e !==;</text:p>
      <text:p text:style-name="P10"><text:s/>5 == ‘5’ é verdadeiro pois o valor é igual e não importa o tipo se é string ou number.</text:p>
      <text:p text:style-name="P10">5 === ‘5’ é falso pois I typeof são diferentes e não iguais. Usa-se para saber se é identicos.</text:p>
      <text:h text:style-name="P5" text:outline-level="1">Operados l<text:span text:style-name="T1">ógicos:</text:span></text:h>
      <text:p text:style-name="P12"><text:span text:style-name="T3"/></text:p>
      <text:p text:style-name="P13"><text:span text:style-name="T3">! negação </text:span></text:p>
      <text:p text:style-name="P13"><text:span text:style-name="T3"><text:tab/><text:tab/><text:tab/></text:span><text:span text:style-name="T4">não é verdade = falso</text:span></text:p>
      <text:p text:style-name="P12"><text:span text:style-name="T4"><text:tab/><text:tab/><text:tab/>Não é falso = verdade<text:tab/></text:span></text:p>
      <text:p text:style-name="P11"><text:span text:style-name="T1">&amp;&amp; conjunção (e).</text:span></text:p>
      <text:p text:style-name="P11"><text:span text:style-name="T1"><text:tab/></text:span><text:span text:style-name="T4">Só é true se todos os valores forem verdadeiros</text:span></text:p>
      <text:p text:style-name="P11"><text:span text:style-name="T1"><text:tab/></text:span><text:span text:style-name="T4">Prioriza a falsidade.</text:span></text:p>
      <text:p text:style-name="P11"><text:span text:style-name="T1">|| disjunção (ou).</text:span></text:p>
      <text:p text:style-name="P11"><text:soft-page-break/><text:span text:style-name="T1"><text:tab/></text:span><text:span text:style-name="T4">Só é false quando todos os valores são falso.</text:span></text:p>
      <text:p text:style-name="P11"><text:span text:style-name="T1"><text:tab/></text:span><text:span text:style-name="T4">Prioriza a verdade.</text:span></text:p>
      <text:p text:style-name="P14"><text:span text:style-name="T1">Ordem de Precedẽncia <text:s/>é ! &amp;&amp; e ||.</text:span></text:p>
      <text:p text:style-name="P14"><text:span text:style-name="T1">Ex:</text:span></text:p>
      <text:p text:style-name="Text_20_body"><text:span text:style-name="T4">idade &gt;= 15 &amp;&amp; idade &lt;=17; </text:span><text:span text:style-name="T5">a idade está entre 15 e 17?</text:span></text:p>
      <text:p text:style-name="P14"><text:span text:style-name="T1">estado == ‘RJ’ || estado == ‘SP;’ </text:span><text:span text:style-name="T5">o estado é RJ ou SP?</text:span></text:p>
      <text:p text:style-name="P14"><text:span text:style-name="T1">salario &gt; 1550 &amp;&amp; sexo != ‘M’; </text:span><text:span text:style-name="T5">o salario é acima de 1500 e não é homem?</text:span></text:p>
      <text:p text:style-name="P14"><text:span text:style-name="T5"/></text:p>
      <text:p text:style-name="P15"><text:span text:style-name="T1">Operadores Ternario:</text:span></text:p>
      <text:p text:style-name="P7">Chama-se ternario pois tem 3 operando nele</text:p>
      <text:p text:style-name="P15"><text:span text:style-name="T1">teste ? True : false;</text:span></text:p>
      <text:p text:style-name="P15"><text:span text:style-name="T1">var media = 8</text:span></text:p>
      <text:p text:style-name="P15"><text:span text:style-name="T1">média &gt;= 7 ? “Aprovado” : “Reprovado”;</text:span></text:p>
      <text:p text:style-name="P15"><text:span text:style-name="T1">“media é maior ou igual a 7 ? “aprovado”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4:11:22.797931795</meta:creation-date>
    <dc:date>2023-11-14T15:38:43.854453809</dc:date>
    <meta:editing-duration>PT2M36S</meta:editing-duration>
    <meta:editing-cycles>1</meta:editing-cycles>
    <meta:document-statistic meta:table-count="0" meta:image-count="0" meta:object-count="0" meta:page-count="3" meta:paragraph-count="48" meta:word-count="315" meta:character-count="1503" meta:non-whitespace-character-count="1218"/>
    <meta:generator>LibreOffice/7.3.7.2$Linux_X86_64 LibreOffice_project/30$Build-2</meta:generator>
  </office:meta>
</office:document-meta>
</file>